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5000000653DC34E05.png" manifest:media-type="image/png"/>
  <manifest:file-entry manifest:full-path="Pictures/1000007800000A7000000A70C73EA85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71cm" svg:height="2.671cm" svg:x="0cm" svg:y="0cm">
          <draw:image xlink:href="Pictures/1000007800000A7000000A70C73EA85A.svg" xlink:type="simple" xlink:show="embed" xlink:actuate="onLoad" draw:mime-type="image/svg+xml">
            <text:p/>
          </draw:image>
          <draw:image xlink:href="Pictures/1000000100000065000000653DC34E0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9cm" fo:margin-bottom="0.109cm" fo:margin-left="0.109cm" fo:margin-right="0.109cm" fo:page-width="2.672cm" fo:page-height="2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2.7.2$Linux_X86_64 LibreOffice_project/420$Build-2</meta:generator>
  </office:meta>
</office:document-meta>
</file>